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39in"/>
    </style:style>
    <style:style style:name="co2" style:family="table-column">
      <style:table-column-properties fo:break-before="auto" style:column-width="2.157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19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3" table:number-columns-repeated="1019" table:default-cell-style-name="Default"/>
        <table:table-row table:style-name="ro1">
          <table:table-cell table:style-name="ce1" office:value-type="string">
            <text:p>Name:</text:p>
          </table:table-cell>
          <table:table-cell table:style-name="ce1" office:value-type="string" table:number-columns-spanned="4" table:number-rows-spanned="1">
            <text:p>Search Book by substring in signature</text:p>
          </table:table-cell>
          <table:covered-table-cell table:number-columns-repeated="3" table:style-name="ce1"/>
          <table:table-cell table:style-name="ce4"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Prerequisite</text:p>
          </table:table-cell>
          <table:table-cell table:style-name="ce1" table:number-columns-repeated="4"/>
          <table:table-cell table:style-name="ce4" table:number-columns-repeated="1019"/>
        </table:table-row>
        <table:table-row table:style-name="ro1">
          <table:table-cell table:style-name="ce3" office:value-type="string" table:number-columns-spanned="5" table:number-rows-spanned="1">
            <text:p>Book with signature Beck99 exists in the library</text:p>
          </table:table-cell>
          <table:covered-table-cell table:number-columns-repeated="4" table:style-name="ce3"/>
          <table:table-cell table:style-name="ce5"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Input</text:p>
          </table:table-cell>
          <table:table-cell table:style-name="ce1" office:value-type="string">
            <text:p>Step</text:p>
          </table:table-cell>
          <table:table-cell table:style-name="ce1" office:value-type="string">
            <text:p>Expected Output</text:p>
          </table:table-cell>
          <table:table-cell table:style-name="ce1" office:value-type="string">
            <text:p>OK</text:p>
          </table:table-cell>
          <table:table-cell table:style-name="ce1" office:value-type="string">
            <text:p>Fail</text:p>
          </table:table-cell>
          <table:table-cell table:style-name="ce4" table:number-columns-repeated="1019"/>
        </table:table-row>
        <table:table-row table:style-name="ro3">
          <table:table-cell/>
          <table:table-cell office:value-type="string">
            <text:p>Start application</text:p>
          </table:table-cell>
          <table:table-cell office:value-type="string">
            <text:p>Menu with “Search Medium” show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elect “Search Medium”</text:p>
          </table:table-cell>
          <table:table-cell office:value-type="string">
            <text:p>Input field, search button, result field, and detail field are shown</text:p>
          </table:table-cell>
          <table:table-cell table:number-columns-repeated="1021"/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Press search</text:p>
          </table:table-cell>
          <table:table-cell office:value-type="string">
            <text:p>Book “Extreme Programming Explained” is show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elect book</text:p>
          </table:table-cell>
          <table:table-cell office:value-type="string">
            <text:p>Book details show signature Beck99</text:p>
          </table:table-cell>
          <table:table-cell table:number-columns-repeated="1021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5">02/05/2024</text:date>, <text:time>11:2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ert Baumeister</meta:initial-creator>
    <meta:creation-date>2024-02-05T11:20:25</meta:creation-date>
    <dc:date>2024-02-05T11:29:43</dc:date>
    <dc:creator>Hubert Baumeister</dc:creator>
    <meta:editing-duration>PT9M20S</meta:editing-duration>
    <meta:editing-cycles>1</meta:editing-cycles>
    <meta:document-statistic meta:table-count="3" meta:cell-count="18" meta:object-count="0"/>
    <meta:generator>OpenOffice/4.1.11$Unix OpenOffice.org_project/4111m1$Build-9808</meta:generator>
  </office:meta>
</office:document-meta>
</file>